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5DEFFDCAF1FAD1A0745.jpg" manifest:media-type="image/jpeg"/>
  <manifest:file-entry manifest:full-path="Pictures/10000000000007D0000005DE75C605BBBAF383B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xinxinli-black-edges-title">
      <style:graphic-properties draw:auto-grow-height="true" fo:min-height="3.175cm" fo:wrap-option="wrap"/>
    </style:style>
    <style:style style:name="pr2" style:family="presentation" style:parent-style-name="xinxinli-black-edges-subtitle">
      <style:graphic-properties draw:fill-color="#ffffff" draw:auto-grow-height="true" fo:min-height="14.72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notes">
      <style:graphic-properties draw:fill-color="#ffffff" fo:min-height="12.322cm" fo:wrap-option="wrap"/>
    </style:style>
    <style:style style:name="pr5" style:family="presentation" style:parent-style-name="xinxinli-black-edges1-subtitle">
      <style:graphic-properties draw:fill-color="#ffffff" draw:auto-grow-height="true" fo:min-height="16.255cm"/>
    </style:style>
    <style:style style:name="pr6" style:family="presentation" style:parent-style-name="xinxinli-black-edg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Courier 10 Pitch2" fo:font-size="44pt" fo:font-weight="normal" style:font-size-asian="44pt" style:font-size-complex="44pt"/>
    </style:style>
    <style:style style:name="P7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urier 10 Pitch2" fo:font-size="44pt" fo:font-weight="normal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32">
        <office:forms form:automatic-focus="false" form:apply-design-mode="false"/>
        <draw:frame presentation:style-name="pr1" draw:text-style-name="P2" draw:layer="layout" svg:width="16.375cm" svg:height="3.175cm" svg:x="13.92cm" svg:y="9.215cm" presentation:class="title">
          <draw:text-box>
            <text:p text:style-name="P1"><text:span text:style-name="T1">PRÁCTICA III</text:span></text:p>
          </draw:text-box>
        </draw:frame>
        <draw:frame presentation:style-name="pr2" draw:text-style-name="P3" draw:layer="layout" svg:width="16.375cm" svg:height="14.721cm" svg:x="12.835cm" svg:y="9.409cm" presentation:class="subtitle" presentation:user-transformed="true">
          <draw:text-box>
            <text:p text:style-name="P1"><text:span text:style-name="T2">Algoritmos Greedy</text:span></text:p>
            <text:p text:style-name="P1"><text:span text:style-name="T2"/></text:p>
            <text:p text:style-name="P1"><text:span text:style-name="T2">Por: Elena Merelo </text:span></text:p>
            <text:p text:style-name="P1"><text:span text:style-name="T2"><text:tab/></text:span><text:span text:style-name="T2">Y Antonio Gámiz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1T32">
        <office:forms form:automatic-focus="false" form:apply-design-mode="false"/>
        <draw:frame presentation:style-name="pr5" draw:text-style-name="P6" draw:layer="layout" svg:width="25.199cm" svg:height="16.255cm" svg:x="1.4cm" svg:y="2.237cm" presentation:class="subtitle">
          <draw:text-box>
            <text:list text:style-name="L1">
              <text:list-header>
                <text:p text:style-name="P5"><text:span text:style-name="T3">F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02:05.471664198</meta:creation-date>
    <meta:editing-duration>PT1H39M13S</meta:editing-duration>
    <meta:editing-cycles>25</meta:editing-cycles>
    <meta:generator>LibreOffice/5.1.6.2$Linux_X86_64 LibreOffice_project/10m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5-01T11:30:12.784554412</dc:date>
    <meta:document-statistic meta:object-count="44"/>
    <meta:user-defined meta:name="License">BSD (http://templates.services.openoffice.org/bsd-license)</meta:user-defined>
  </office:meta>
</office:document-meta>
</file>